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80000" calcext:value-type="float">
            <text:p>180000</text:p>
          </table:table-cell>
          <table:table-cell office:value-type="float" office:value="210000" calcext:value-type="float">
            <text:p>210000</text:p>
          </table:table-cell>
          <table:table-cell office:value-type="float" office:value="240000" calcext:value-type="float">
            <text:p>2400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300000" calcext:value-type="float">
            <text:p>3000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Ackley50D</text:p>
          </table:table-cell>
          <table:table-cell office:value-type="string" calcext:value-type="string">
            <text:p>MEAN</text:p>
          </table:table-cell>
          <table:table-cell office:value-type="float" office:value="0.915455692447722" calcext:value-type="float">
            <text:p>0.915455692447722</text:p>
          </table:table-cell>
          <table:table-cell office:value-type="float" office:value="0.0119910356588662" calcext:value-type="float">
            <text:p>0.011991035658866</text:p>
          </table:table-cell>
          <table:table-cell office:value-type="float" office:value="0.0000795761588960886" calcext:value-type="float">
            <text:p>7.95761588960886E-05</text:p>
          </table:table-cell>
          <table:table-cell office:value-type="float" office:value="0.000000911997631192207" calcext:value-type="float">
            <text:p>9.11997631192207E-07</text:p>
          </table:table-cell>
          <table:table-cell office:value-type="float" office:value="0.00000000721774995326996" calcext:value-type="float">
            <text:p>7.21774995326996E-0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1.06151069138076" calcext:value-type="float">
            <text:p>1.06151069138076</text:p>
          </table:table-cell>
          <table:table-cell office:value-type="float" office:value="0.0188888758181987" calcext:value-type="float">
            <text:p>0.018888875818199</text:p>
          </table:table-cell>
          <table:table-cell office:value-type="float" office:value="0.000153837015020464" calcext:value-type="float">
            <text:p>0.00015383701502</text:p>
          </table:table-cell>
          <table:table-cell office:value-type="float" office:value="0.00000209323378464356" calcext:value-type="float">
            <text:p>2.09323378464356E-06</text:p>
          </table:table-cell>
          <table:table-cell office:value-type="float" office:value="0.000000021073424255447" calcext:value-type="float">
            <text:p>2.1073424255447E-0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Ackley100D</text:p>
          </table:table-cell>
          <table:table-cell office:value-type="string" calcext:value-type="string">
            <text:p>MEAN</text:p>
          </table:table-cell>
          <table:table-cell office:value-type="float" office:value="0.841038733720779" calcext:value-type="float">
            <text:p>0.841038733720779</text:p>
          </table:table-cell>
          <table:table-cell office:value-type="float" office:value="0.0119663216173649" calcext:value-type="float">
            <text:p>0.011966321617365</text:p>
          </table:table-cell>
          <table:table-cell office:value-type="float" office:value="0.000181730836629868" calcext:value-type="float">
            <text:p>0.00018173083663</text:p>
          </table:table-cell>
          <table:table-cell office:value-type="float" office:value="0.0000178329646587372" calcext:value-type="float">
            <text:p>1.78329646587372E-05</text:p>
          </table:table-cell>
          <table:table-cell office:value-type="float" office:value="0.0000000484287738800049" calcext:value-type="float">
            <text:p>4.84287738800049E-0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1.21746444232057" calcext:value-type="float">
            <text:p>1.21746444232057</text:p>
          </table:table-cell>
          <table:table-cell office:value-type="float" office:value="0.0315026841399242" calcext:value-type="float">
            <text:p>0.031502684139924</text:p>
          </table:table-cell>
          <table:table-cell office:value-type="float" office:value="0.000688411818897522" calcext:value-type="float">
            <text:p>0.000688411818898</text:p>
          </table:table-cell>
          <table:table-cell office:value-type="float" office:value="0.0000819832863074245" calcext:value-type="float">
            <text:p>8.19832863074245E-05</text:p>
          </table:table-cell>
          <table:table-cell office:value-type="float" office:value="0.000000232301531906214" calcext:value-type="float">
            <text:p>2.32301531906214E-0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Ackley200D</text:p>
          </table:table-cell>
          <table:table-cell office:value-type="string" calcext:value-type="string">
            <text:p>MEAN</text:p>
          </table:table-cell>
          <table:table-cell office:value-type="float" office:value="1.3180297575891" calcext:value-type="float">
            <text:p>1.3180297575891</text:p>
          </table:table-cell>
          <table:table-cell office:value-type="float" office:value="0.0336743518710136" calcext:value-type="float">
            <text:p>0.033674351871014</text:p>
          </table:table-cell>
          <table:table-cell office:value-type="float" office:value="0.000952541828155518" calcext:value-type="float">
            <text:p>0.000952541828156</text:p>
          </table:table-cell>
          <table:table-cell office:value-type="float" office:value="0.00000274553894996643" calcext:value-type="float">
            <text:p>2.74553894996643E-06</text:p>
          </table:table-cell>
          <table:table-cell office:value-type="float" office:value="0.0000000111758708953857" calcext:value-type="float">
            <text:p>1.11758708953857E-0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1.49592669157357" calcext:value-type="float">
            <text:p>1.49592669157357</text:p>
          </table:table-cell>
          <table:table-cell office:value-type="float" office:value="0.141372926981958" calcext:value-type="float">
            <text:p>0.141372926981958</text:p>
          </table:table-cell>
          <table:table-cell office:value-type="float" office:value="0.00456522104835391" calcext:value-type="float">
            <text:p>0.004565221048354</text:p>
          </table:table-cell>
          <table:table-cell office:value-type="float" office:value="0.00000692040037199995" calcext:value-type="float">
            <text:p>6.92040037199995E-06</text:p>
          </table:table-cell>
          <table:table-cell office:value-type="float" office:value="0.0000000353031851148962" calcext:value-type="float">
            <text:p>3.53031851148962E-0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Cigar50D</text:p>
          </table:table-cell>
          <table:table-cell office:value-type="string" calcext:value-type="string">
            <text:p>MEAN</text:p>
          </table:table-cell>
          <table:table-cell office:value-type="float" office:value="16800.3393287659" calcext:value-type="float">
            <text:p>16800.3393287659</text:p>
          </table:table-cell>
          <table:table-cell office:value-type="float" office:value="185.147606018931" calcext:value-type="float">
            <text:p>185.147606018931</text:p>
          </table:table-cell>
          <table:table-cell office:value-type="float" office:value="0.0288901589810848" calcext:value-type="float">
            <text:p>0.028890158981085</text:p>
          </table:table-cell>
          <table:table-cell office:value-type="float" office:value="0.0000312142074108124" calcext:value-type="float">
            <text:p>3.12142074108124E-05</text:p>
          </table:table-cell>
          <table:table-cell office:value-type="float" office:value="0.0000000260770320892334" calcext:value-type="float">
            <text:p>2.60770320892334E-0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29136.8920027809" calcext:value-type="float">
            <text:p>29136.8920027809</text:p>
          </table:table-cell>
          <table:table-cell office:value-type="float" office:value="946.626810695047" calcext:value-type="float">
            <text:p>946.626810695047</text:p>
          </table:table-cell>
          <table:table-cell office:value-type="float" office:value="0.147088660460054" calcext:value-type="float">
            <text:p>0.147088660460054</text:p>
          </table:table-cell>
          <table:table-cell office:value-type="float" office:value="0.000161358106873532" calcext:value-type="float">
            <text:p>0.000161358106874</text:p>
          </table:table-cell>
          <table:table-cell office:value-type="float" office:value="0.000000147513969788129" calcext:value-type="float">
            <text:p>1.47513969788129E-0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Cigar100D</text:p>
          </table:table-cell>
          <table:table-cell office:value-type="string" calcext:value-type="string">
            <text:p>MEAN</text:p>
          </table:table-cell>
          <table:table-cell office:value-type="float" office:value="2.50918160145429E+130" calcext:value-type="float">
            <text:p>2.50918160145429E+130</text:p>
          </table:table-cell>
          <table:table-cell office:value-type="float" office:value="5.14488902051633E+127" calcext:value-type="float">
            <text:p>5.14488902051633E+127</text:p>
          </table:table-cell>
          <table:table-cell office:value-type="float" office:value="3.63381496323815E+124" calcext:value-type="float">
            <text:p>3.63381496323815E+124</text:p>
          </table:table-cell>
          <table:table-cell office:value-type="float" office:value="5.22943308566108E+121" calcext:value-type="float">
            <text:p>5.22943308566108E+121</text:p>
          </table:table-cell>
          <table:table-cell office:value-type="float" office:value="7.11440373655921E+117" calcext:value-type="float">
            <text:p>7.11440373655921E+117</text:p>
          </table:table-cell>
          <table:table-cell office:value-type="float" office:value="1.73564046037184E+115" calcext:value-type="float">
            <text:p>1.73564046037184E+115</text:p>
          </table:table-cell>
          <table:table-cell office:value-type="float" office:value="7.46156482471067E+109" calcext:value-type="float">
            <text:p>7.46156482471067E+109</text:p>
          </table:table-cell>
          <table:table-cell office:value-type="float" office:value="4.06791853710229E+106" calcext:value-type="float">
            <text:p>4.06791853710229E+106</text:p>
          </table:table-cell>
          <table:table-cell office:value-type="float" office:value="2.27957830918372E+103" calcext:value-type="float">
            <text:p>2.27957830918372E+103</text:p>
          </table:table-cell>
          <table:table-cell office:value-type="float" office:value="1.02872774875444E+098" calcext:value-type="float">
            <text:p>1.02872774875444E+098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1.41940746049348E+131" calcext:value-type="float">
            <text:p>1.41940746049348E+131</text:p>
          </table:table-cell>
          <table:table-cell office:value-type="float" office:value="2.91038873188745E+128" calcext:value-type="float">
            <text:p>2.91038873188745E+128</text:p>
          </table:table-cell>
          <table:table-cell office:value-type="float" office:value="2.05559616166627E+125" calcext:value-type="float">
            <text:p>2.05559616166627E+125</text:p>
          </table:table-cell>
          <table:table-cell office:value-type="float" office:value="2.9582140773058E+122" calcext:value-type="float">
            <text:p>2.9582140773058E+122</text:p>
          </table:table-cell>
          <table:table-cell office:value-type="float" office:value="4.02451450097594E+118" calcext:value-type="float">
            <text:p>4.02451450097594E+118</text:p>
          </table:table-cell>
          <table:table-cell office:value-type="float" office:value="9.81826511384537E+115" calcext:value-type="float">
            <text:p>9.81826511384537E+115</text:p>
          </table:table-cell>
          <table:table-cell office:value-type="float" office:value="4.22089846865274E+110" calcext:value-type="float">
            <text:p>4.22089846865274E+110</text:p>
          </table:table-cell>
          <table:table-cell office:value-type="float" office:value="2.30116222631959E+107" calcext:value-type="float">
            <text:p>2.30116222631959E+107</text:p>
          </table:table-cell>
          <table:table-cell office:value-type="float" office:value="1.28952422453566E+104" calcext:value-type="float">
            <text:p>1.28952422453566E+104</text:p>
          </table:table-cell>
          <table:table-cell office:value-type="float" office:value="5.81936293711226E+098" calcext:value-type="float">
            <text:p>5.81936293711226E+09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Cigar200D</text:p>
          </table:table-cell>
          <table:table-cell office:value-type="string" calcext:value-type="string">
            <text:p>MEAN</text:p>
          </table:table-cell>
          <table:table-cell office:value-type="float" office:value="3.00841615371135E+152" calcext:value-type="float">
            <text:p>3.00841615371135E+152</text:p>
          </table:table-cell>
          <table:table-cell office:value-type="float" office:value="1.17373751573614E+150" calcext:value-type="float">
            <text:p>1.17373751573614E+150</text:p>
          </table:table-cell>
          <table:table-cell office:value-type="float" office:value="1.11305874900836E+146" calcext:value-type="float">
            <text:p>1.11305874900836E+146</text:p>
          </table:table-cell>
          <table:table-cell office:value-type="float" office:value="6.41883200686023E+139" calcext:value-type="float">
            <text:p>6.41883200686023E+139</text:p>
          </table:table-cell>
          <table:table-cell office:value-type="float" office:value="2.6638850300572E+135" calcext:value-type="float">
            <text:p>2.6638850300572E+135</text:p>
          </table:table-cell>
          <table:table-cell office:value-type="float" office:value="2.66615011805205E+131" calcext:value-type="float">
            <text:p>2.66615011805205E+131</text:p>
          </table:table-cell>
          <table:table-cell office:value-type="float" office:value="1.24381305078365E+127" calcext:value-type="float">
            <text:p>1.24381305078365E+127</text:p>
          </table:table-cell>
          <table:table-cell office:value-type="float" office:value="1.41163157065254E+124" calcext:value-type="float">
            <text:p>1.41163157065254E+124</text:p>
          </table:table-cell>
          <table:table-cell office:value-type="float" office:value="2.93144404832761E+121" calcext:value-type="float">
            <text:p>2.93144404832761E+121</text:p>
          </table:table-cell>
          <table:table-cell office:value-type="float" office:value="3.88007520991628E+117" calcext:value-type="float">
            <text:p>3.88007520991628E+117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1.70181717033636E+153" calcext:value-type="float">
            <text:p>1.70181717033636E+153</text:p>
          </table:table-cell>
          <table:table-cell office:value-type="float" office:value="6.6396620536806E+150" calcext:value-type="float">
            <text:p>6.6396620536806E+150</text:p>
          </table:table-cell>
          <table:table-cell office:value-type="float" office:value="6.29641111426264E+146" calcext:value-type="float">
            <text:p>6.29641111426264E+146</text:p>
          </table:table-cell>
          <table:table-cell office:value-type="float" office:value="3.6310397114785E+140" calcext:value-type="float">
            <text:p>3.6310397114785E+140</text:p>
          </table:table-cell>
          <table:table-cell office:value-type="float" office:value="1.50692093524382E+136" calcext:value-type="float">
            <text:p>1.50692093524382E+136</text:p>
          </table:table-cell>
          <table:table-cell office:value-type="float" office:value="1.50820226250874E+132" calcext:value-type="float">
            <text:p>1.50820226250874E+132</text:p>
          </table:table-cell>
          <table:table-cell office:value-type="float" office:value="7.03606914189957E+127" calcext:value-type="float">
            <text:p>7.03606914189957E+127</text:p>
          </table:table-cell>
          <table:table-cell office:value-type="float" office:value="7.98539404916345E+124" calcext:value-type="float">
            <text:p>7.98539404916345E+124</text:p>
          </table:table-cell>
          <table:table-cell office:value-type="float" office:value="1.65827517219312E+122" calcext:value-type="float">
            <text:p>1.65827517219312E+122</text:p>
          </table:table-cell>
          <table:table-cell office:value-type="float" office:value="2.19490199395649E+118" calcext:value-type="float">
            <text:p>2.19490199395649E+11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Cigar_Tablet50D</text:p>
          </table:table-cell>
          <table:table-cell office:value-type="string" calcext:value-type="string">
            <text:p>MEAN</text:p>
          </table:table-cell>
          <table:table-cell office:value-type="float" office:value="29.0639103390276" calcext:value-type="float">
            <text:p>29.0639103390276</text:p>
          </table:table-cell>
          <table:table-cell office:value-type="float" office:value="0.00563713535666466" calcext:value-type="float">
            <text:p>0.005637135356665</text:p>
          </table:table-cell>
          <table:table-cell office:value-type="float" office:value="0.0000016428530216217" calcext:value-type="float">
            <text:p>1.6428530216217E-0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47.0218184995924" calcext:value-type="float">
            <text:p>47.0218184995924</text:p>
          </table:table-cell>
          <table:table-cell office:value-type="float" office:value="0.0130105175284596" calcext:value-type="float">
            <text:p>0.01301051752846</text:p>
          </table:table-cell>
          <table:table-cell office:value-type="float" office:value="0.00000475727743965362" calcext:value-type="float">
            <text:p>4.75727743965362E-0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Cigar_Tablet100D</text:p>
          </table:table-cell>
          <table:table-cell office:value-type="string" calcext:value-type="string">
            <text:p>MEAN</text:p>
          </table:table-cell>
          <table:table-cell office:value-type="float" office:value="850.689534142613" calcext:value-type="float">
            <text:p>850.689534142613</text:p>
          </table:table-cell>
          <table:table-cell office:value-type="float" office:value="0.102409906685352" calcext:value-type="float">
            <text:p>0.102409906685352</text:p>
          </table:table-cell>
          <table:table-cell office:value-type="float" office:value="0.0000142715871334076" calcext:value-type="float">
            <text:p>1.42715871334076E-0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3087.0620975302" calcext:value-type="float">
            <text:p>3087.0620975302</text:p>
          </table:table-cell>
          <table:table-cell office:value-type="float" office:value="0.33803771713274" calcext:value-type="float">
            <text:p>0.33803771713274</text:p>
          </table:table-cell>
          <table:table-cell office:value-type="float" office:value="0.0000620378794972873" calcext:value-type="float">
            <text:p>6.20378794972873E-0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Cigar_Tablet200D</text:p>
          </table:table-cell>
          <table:table-cell office:value-type="string" calcext:value-type="string">
            <text:p>MEAN</text:p>
          </table:table-cell>
          <table:table-cell office:value-type="float" office:value="1194.76228467468" calcext:value-type="float">
            <text:p>1194.76228467468</text:p>
          </table:table-cell>
          <table:table-cell office:value-type="float" office:value="1.66512189153582" calcext:value-type="float">
            <text:p>1.66512189153582</text:p>
          </table:table-cell>
          <table:table-cell office:value-type="float" office:value="0.00166340125724673" calcext:value-type="float">
            <text:p>0.001663401257247</text:p>
          </table:table-cell>
          <table:table-cell office:value-type="float" office:value="0.00000456790439784527" calcext:value-type="float">
            <text:p>4.56790439784527E-0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2197.70318632305" calcext:value-type="float">
            <text:p>2197.70318632305</text:p>
          </table:table-cell>
          <table:table-cell office:value-type="float" office:value="3.41367146379304" calcext:value-type="float">
            <text:p>3.41367146379304</text:p>
          </table:table-cell>
          <table:table-cell office:value-type="float" office:value="0.0043142326675161" calcext:value-type="float">
            <text:p>0.004314232667516</text:p>
          </table:table-cell>
          <table:table-cell office:value-type="float" office:value="0.0000133369213922746" calcext:value-type="float">
            <text:p>1.33369213922746E-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Ellipsoid50D</text:p>
          </table:table-cell>
          <table:table-cell office:value-type="string" calcext:value-type="string">
            <text:p>MEAN</text:p>
          </table:table-cell>
          <table:table-cell office:value-type="float" office:value="153.251829318702" calcext:value-type="float">
            <text:p>153.251829318702</text:p>
          </table:table-cell>
          <table:table-cell office:value-type="float" office:value="0.0795557163655758" calcext:value-type="float">
            <text:p>0.079555716365576</text:p>
          </table:table-cell>
          <table:table-cell office:value-type="float" office:value="0.0000291988253593445" calcext:value-type="float">
            <text:p>2.91988253593445E-05</text:p>
          </table:table-cell>
          <table:table-cell office:value-type="float" office:value="0.00000000372529029846191" calcext:value-type="float">
            <text:p>3.72529029846191E-0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296.798827968538" calcext:value-type="float">
            <text:p>296.798827968538</text:p>
          </table:table-cell>
          <table:table-cell office:value-type="float" office:value="0.249018529562354" calcext:value-type="float">
            <text:p>0.249018529562354</text:p>
          </table:table-cell>
          <table:table-cell office:value-type="float" office:value="0.0000869484528871435" calcext:value-type="float">
            <text:p>8.69484528871435E-05</text:p>
          </table:table-cell>
          <table:table-cell office:value-type="float" office:value="0.000000021073424255447" calcext:value-type="float">
            <text:p>2.1073424255447E-0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Ellipsoid100D</text:p>
          </table:table-cell>
          <table:table-cell office:value-type="string" calcext:value-type="string">
            <text:p>MEAN</text:p>
          </table:table-cell>
          <table:table-cell office:value-type="float" office:value="11306.4657281935" calcext:value-type="float">
            <text:p>11306.4657281935</text:p>
          </table:table-cell>
          <table:table-cell office:value-type="float" office:value="48.5973747037351" calcext:value-type="float">
            <text:p>48.5973747037351</text:p>
          </table:table-cell>
          <table:table-cell office:value-type="float" office:value="0.00160270929336548" calcext:value-type="float">
            <text:p>0.001602709293365</text:p>
          </table:table-cell>
          <table:table-cell office:value-type="float" office:value="0.00000000372529029846191" calcext:value-type="float">
            <text:p>3.72529029846191E-0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46379.0117233653" calcext:value-type="float">
            <text:p>46379.0117233653</text:p>
          </table:table-cell>
          <table:table-cell office:value-type="float" office:value="251.974752848512" calcext:value-type="float">
            <text:p>251.974752848512</text:p>
          </table:table-cell>
          <table:table-cell office:value-type="float" office:value="0.00871914795329536" calcext:value-type="float">
            <text:p>0.008719147953295</text:p>
          </table:table-cell>
          <table:table-cell office:value-type="float" office:value="0.000000021073424255447" calcext:value-type="float">
            <text:p>2.1073424255447E-0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Ellipsoid200D</text:p>
          </table:table-cell>
          <table:table-cell office:value-type="string" calcext:value-type="string">
            <text:p>MEAN</text:p>
          </table:table-cell>
          <table:table-cell office:value-type="float" office:value="7468.29091506545" calcext:value-type="float">
            <text:p>7468.29091506545</text:p>
          </table:table-cell>
          <table:table-cell office:value-type="float" office:value="50.0352523229085" calcext:value-type="float">
            <text:p>50.0352523229085</text:p>
          </table:table-cell>
          <table:table-cell office:value-type="float" office:value="0.0783207514323294" calcext:value-type="float">
            <text:p>0.07832075143233</text:p>
          </table:table-cell>
          <table:table-cell office:value-type="float" office:value="0.00000821333378553391" calcext:value-type="float">
            <text:p>8.21333378553391E-06</text:p>
          </table:table-cell>
          <table:table-cell office:value-type="float" office:value="0.000000375322997570038" calcext:value-type="float">
            <text:p>3.75322997570038E-0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13058.2166753893" calcext:value-type="float">
            <text:p>13058.2166753893</text:p>
          </table:table-cell>
          <table:table-cell office:value-type="float" office:value="146.102337412067" calcext:value-type="float">
            <text:p>146.102337412067</text:p>
          </table:table-cell>
          <table:table-cell office:value-type="float" office:value="0.176446599484805" calcext:value-type="float">
            <text:p>0.176446599484805</text:p>
          </table:table-cell>
          <table:table-cell office:value-type="float" office:value="0.0000239802151100029" calcext:value-type="float">
            <text:p>2.39802151100029E-05</text:p>
          </table:table-cell>
          <table:table-cell office:value-type="float" office:value="0.00000109581806128324" calcext:value-type="float">
            <text:p>1.09581806128324E-0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ExpandedSchaffer50D</text:p>
          </table:table-cell>
          <table:table-cell office:value-type="string" calcext:value-type="string">
            <text:p>MEAN</text:p>
          </table:table-cell>
          <table:table-cell office:value-type="float" office:value="150.005941454321" calcext:value-type="float">
            <text:p>150.005941454321</text:p>
          </table:table-cell>
          <table:table-cell office:value-type="float" office:value="150.000001519918" calcext:value-type="float">
            <text:p>150.000001519918</text:p>
          </table:table-cell>
          <table:table-cell office:value-type="float" office:value="150.000000003725" calcext:value-type="float">
            <text:p>150.000000003725</text:p>
          </table:table-cell>
          <table:table-cell table:number-columns-repeated="7" office:value-type="float" office:value="150" calcext:value-type="float">
            <text:p>15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0.0145356331376282" calcext:value-type="float">
            <text:p>0.014535633137628</text:p>
          </table:table-cell>
          <table:table-cell office:value-type="float" office:value="0.00000357794466489573" calcext:value-type="float">
            <text:p>3.57794466489573E-06</text:p>
          </table:table-cell>
          <table:table-cell office:value-type="float" office:value="0.000000021073424255447" calcext:value-type="float">
            <text:p>2.1073424255447E-0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ExpandedSchaffer100D</text:p>
          </table:table-cell>
          <table:table-cell office:value-type="string" calcext:value-type="string">
            <text:p>MEAN</text:p>
          </table:table-cell>
          <table:table-cell office:value-type="float" office:value="150.007031891495" calcext:value-type="float">
            <text:p>150.007031891495</text:p>
          </table:table-cell>
          <table:table-cell office:value-type="float" office:value="150.000000432134" calcext:value-type="float">
            <text:p>150.000000432134</text:p>
          </table:table-cell>
          <table:table-cell table:number-columns-repeated="8" office:value-type="float" office:value="150" calcext:value-type="float">
            <text:p>15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0.0127230970462772" calcext:value-type="float">
            <text:p>0.012723097046277</text:p>
          </table:table-cell>
          <table:table-cell office:value-type="float" office:value="0.000000598540778246195" calcext:value-type="float">
            <text:p>5.98540778246195E-0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ExpandedSchaffer200D</text:p>
          </table:table-cell>
          <table:table-cell office:value-type="string" calcext:value-type="string">
            <text:p>MEAN</text:p>
          </table:table-cell>
          <table:table-cell office:value-type="float" office:value="150.020740415901" calcext:value-type="float">
            <text:p>150.020740415901</text:p>
          </table:table-cell>
          <table:table-cell office:value-type="float" office:value="150.000010706484" calcext:value-type="float">
            <text:p>150.000010706484</text:p>
          </table:table-cell>
          <table:table-cell table:number-columns-repeated="8" office:value-type="float" office:value="150" calcext:value-type="float">
            <text:p>15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0.0688202248084235" calcext:value-type="float">
            <text:p>0.068820224808424</text:p>
          </table:table-cell>
          <table:table-cell office:value-type="float" office:value="0.0000515597209305895" calcext:value-type="float">
            <text:p>5.15597209305895E-0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Griewangk50D</text:p>
          </table:table-cell>
          <table:table-cell office:value-type="string" calcext:value-type="string">
            <text:p>MEAN</text:p>
          </table:table-cell>
          <table:table-cell office:value-type="float" office:value="1.47728526964784" calcext:value-type="float">
            <text:p>1.47728526964784</text:p>
          </table:table-cell>
          <table:table-cell office:value-type="float" office:value="0.0337228141725063" calcext:value-type="float">
            <text:p>0.033722814172506</text:p>
          </table:table-cell>
          <table:table-cell office:value-type="float" office:value="0.0000120438635349274" calcext:value-type="float">
            <text:p>1.20438635349274E-05</text:p>
          </table:table-cell>
          <table:table-cell office:value-type="float" office:value="0.00000000745058059692383" calcext:value-type="float">
            <text:p>7.45058059692383E-0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5.09632937237758" calcext:value-type="float">
            <text:p>5.09632937237758</text:p>
          </table:table-cell>
          <table:table-cell office:value-type="float" office:value="0.176650618976702" calcext:value-type="float">
            <text:p>0.176650618976702</text:p>
          </table:table-cell>
          <table:table-cell office:value-type="float" office:value="0.0000601688376913983" calcext:value-type="float">
            <text:p>6.01688376913983E-05</text:p>
          </table:table-cell>
          <table:table-cell office:value-type="float" office:value="0.000000042146848510894" calcext:value-type="float">
            <text:p>4.2146848510894E-0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Griewangk100D</text:p>
          </table:table-cell>
          <table:table-cell office:value-type="string" calcext:value-type="string">
            <text:p>MEAN</text:p>
          </table:table-cell>
          <table:table-cell office:value-type="float" office:value="3.53369162650779" calcext:value-type="float">
            <text:p>3.53369162650779</text:p>
          </table:table-cell>
          <table:table-cell office:value-type="float" office:value="0.0450287123676389" calcext:value-type="float">
            <text:p>0.045028712367639</text:p>
          </table:table-cell>
          <table:table-cell office:value-type="float" office:value="0.0000756906811147928" calcext:value-type="float">
            <text:p>7.56906811147928E-0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8.17103453304414" calcext:value-type="float">
            <text:p>8.17103453304414</text:p>
          </table:table-cell>
          <table:table-cell office:value-type="float" office:value="0.0762620923295382" calcext:value-type="float">
            <text:p>0.076262092329538</text:p>
          </table:table-cell>
          <table:table-cell office:value-type="float" office:value="0.000191298061424137" calcext:value-type="float">
            <text:p>0.00019129806142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Griewangk200D</text:p>
          </table:table-cell>
          <table:table-cell office:value-type="string" calcext:value-type="string">
            <text:p>MEAN</text:p>
          </table:table-cell>
          <table:table-cell office:value-type="float" office:value="1.45835231617093" calcext:value-type="float">
            <text:p>1.45835231617093</text:p>
          </table:table-cell>
          <table:table-cell office:value-type="float" office:value="0.00375061854720116" calcext:value-type="float">
            <text:p>0.003750618547201</text:p>
          </table:table-cell>
          <table:table-cell office:value-type="float" office:value="0.0000195428729057312" calcext:value-type="float">
            <text:p>1.95428729057312E-0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2.16752839769679" calcext:value-type="float">
            <text:p>2.16752839769679</text:p>
          </table:table-cell>
          <table:table-cell office:value-type="float" office:value="0.00846999349352739" calcext:value-type="float">
            <text:p>0.008469993493527</text:p>
          </table:table-cell>
          <table:table-cell office:value-type="float" office:value="0.0000762564184293232" calcext:value-type="float">
            <text:p>7.62564184293232E-0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ppycat50D</text:p>
          </table:table-cell>
          <table:table-cell/>
          <table:table-cell office:value-type="float" office:value="0.585159540176392" calcext:value-type="float">
            <text:p>0.585159540176392</text:p>
          </table:table-cell>
          <table:table-cell office:value-type="float" office:value="0.353786425402285" calcext:value-type="float">
            <text:p>0.3537864254022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ppycat100D</text:p>
          </table:table-cell>
          <table:table-cell/>
          <table:table-cell office:value-type="float" office:value="4.24707859754562" calcext:value-type="float">
            <text:p>4.24707859754562</text:p>
          </table:table-cell>
          <table:table-cell office:value-type="float" office:value="1.72396758637789" calcext:value-type="float">
            <text:p>1.723967586377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ppycat200D</text:p>
          </table:table-cell>
          <table:table-cell/>
          <table:table-cell office:value-type="float" office:value="7.2823401093483" calcext:value-type="float">
            <text:p>7.2823401093483</text:p>
          </table:table-cell>
          <table:table-cell office:value-type="float" office:value="1.15452146794349" calcext:value-type="float">
            <text:p>1.154521467943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Gbat50D</text:p>
          </table:table-cell>
          <table:table-cell/>
          <table:table-cell office:value-type="float" office:value="4.14042204618454" calcext:value-type="float">
            <text:p>4.14042204618454</text:p>
          </table:table-cell>
          <table:table-cell office:value-type="float" office:value="21.8257434346549" calcext:value-type="float">
            <text:p>21.82574343465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Gbat100D</text:p>
          </table:table-cell>
          <table:table-cell/>
          <table:table-cell office:value-type="float" office:value="162.972729742527" calcext:value-type="float">
            <text:p>162.972729742527</text:p>
          </table:table-cell>
          <table:table-cell office:value-type="float" office:value="99.9224579070085" calcext:value-type="float">
            <text:p>99.92245790700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Gbat200D</text:p>
          </table:table-cell>
          <table:table-cell/>
          <table:table-cell office:value-type="float" office:value="1080.54754775763" calcext:value-type="float">
            <text:p>1080.54754775763</text:p>
          </table:table-cell>
          <table:table-cell office:value-type="float" office:value="370.041659844578" calcext:value-type="float">
            <text:p>370.0416598445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difiedSchwefel50D</text:p>
          </table:table-cell>
          <table:table-cell/>
          <table:table-cell office:value-type="float" office:value="1.17162716388702" calcext:value-type="float">
            <text:p>1.17162716388702</text:p>
          </table:table-cell>
          <table:table-cell office:value-type="float" office:value="4.42816717032403" calcext:value-type="float">
            <text:p>4.428167170324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difiedSchwefel100D</text:p>
          </table:table-cell>
          <table:table-cell/>
          <table:table-cell office:value-type="float" office:value="24.7144115567207" calcext:value-type="float">
            <text:p>24.7144115567207</text:p>
          </table:table-cell>
          <table:table-cell office:value-type="float" office:value="17.0615317258708" calcext:value-type="float">
            <text:p>17.06153172587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difiedSchwefel200D</text:p>
          </table:table-cell>
          <table:table-cell/>
          <table:table-cell office:value-type="float" office:value="121.662292420864" calcext:value-type="float">
            <text:p>121.662292420864</text:p>
          </table:table-cell>
          <table:table-cell office:value-type="float" office:value="38.4710417808086" calcext:value-type="float">
            <text:p>38.47104178080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strigin50D</text:p>
          </table:table-cell>
          <table:table-cell/>
          <table:table-cell office:value-type="float" office:value="165.672758340836" calcext:value-type="float">
            <text:p>165.672758340836</text:p>
          </table:table-cell>
          <table:table-cell office:value-type="float" office:value="23.958413640777" calcext:value-type="float">
            <text:p>23.958413640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strigin100D</text:p>
          </table:table-cell>
          <table:table-cell/>
          <table:table-cell office:value-type="float" office:value="322.945513963699" calcext:value-type="float">
            <text:p>322.945513963699</text:p>
          </table:table-cell>
          <table:table-cell office:value-type="float" office:value="42.9888262786905" calcext:value-type="float">
            <text:p>42.98882627869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strigin200D</text:p>
          </table:table-cell>
          <table:table-cell/>
          <table:table-cell office:value-type="float" office:value="700.858820915222" calcext:value-type="float">
            <text:p>700.858820915222</text:p>
          </table:table-cell>
          <table:table-cell office:value-type="float" office:value="98.2778413872389" calcext:value-type="float">
            <text:p>98.27784138723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senbrock50D</text:p>
          </table:table-cell>
          <table:table-cell/>
          <table:table-cell office:value-type="float" office:value="78.6160570979118" calcext:value-type="float">
            <text:p>78.6160570979118</text:p>
          </table:table-cell>
          <table:table-cell office:value-type="float" office:value="27.7341378388864" calcext:value-type="float">
            <text:p>27.73413783888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senbrock100D</text:p>
          </table:table-cell>
          <table:table-cell/>
          <table:table-cell office:value-type="float" office:value="318.506885409355" calcext:value-type="float">
            <text:p>318.506885409355</text:p>
          </table:table-cell>
          <table:table-cell office:value-type="float" office:value="86.9088310179431" calcext:value-type="float">
            <text:p>86.90883101794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senbrock200D</text:p>
          </table:table-cell>
          <table:table-cell/>
          <table:table-cell office:value-type="float" office:value="1247.81735396385" calcext:value-type="float">
            <text:p>1247.81735396385</text:p>
          </table:table-cell>
          <table:table-cell office:value-type="float" office:value="338.786675293106" calcext:value-type="float">
            <text:p>338.7866752931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here50D</text:p>
          </table:table-cell>
          <table:table-cell/>
          <table:table-cell office:value-type="float" office:value="4.50320619344711" calcext:value-type="float">
            <text:p>4.50320619344711</text:p>
          </table:table-cell>
          <table:table-cell office:value-type="float" office:value="13.5781771495383" calcext:value-type="float">
            <text:p>13.57817714953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here100D</text:p>
          </table:table-cell>
          <table:table-cell/>
          <table:table-cell office:value-type="float" office:value="133.586457908154" calcext:value-type="float">
            <text:p>133.586457908154</text:p>
          </table:table-cell>
          <table:table-cell office:value-type="float" office:value="68.8409199064633" calcext:value-type="float">
            <text:p>68.84091990646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here200D</text:p>
          </table:table-cell>
          <table:table-cell/>
          <table:table-cell office:value-type="float" office:value="563.725783884525" calcext:value-type="float">
            <text:p>563.725783884525</text:p>
          </table:table-cell>
          <table:table-cell office:value-type="float" office:value="115.618100316328" calcext:value-type="float">
            <text:p>115.6181003163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m_Cancellation50D</text:p>
          </table:table-cell>
          <table:table-cell/>
          <table:table-cell office:value-type="float" office:value="99997.1533843279" calcext:value-type="float">
            <text:p>99997.1533843279</text:p>
          </table:table-cell>
          <table:table-cell office:value-type="float" office:value="0.775342223836808" calcext:value-type="float">
            <text:p>0.7753422238368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m_Cancellation100D</text:p>
          </table:table-cell>
          <table:table-cell/>
          <table:table-cell office:value-type="float" office:value="99999.0395778418" calcext:value-type="float">
            <text:p>99999.0395778418</text:p>
          </table:table-cell>
          <table:table-cell office:value-type="float" office:value="0.239266567684305" calcext:value-type="float">
            <text:p>0.2392665676843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m_Cancellation200D</text:p>
          </table:table-cell>
          <table:table-cell/>
          <table:table-cell office:value-type="float" office:value="99999.6626598239" calcext:value-type="float">
            <text:p>99999.6626598239</text:p>
          </table:table-cell>
          <table:table-cell office:value-type="float" office:value="0.0873385933769447" calcext:value-type="float">
            <text:p>0.0873385933769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blet50D</text:p>
          </table:table-cell>
          <table:table-cell/>
          <table:table-cell office:value-type="float" office:value="460.575625061989" calcext:value-type="float">
            <text:p>460.575625061989</text:p>
          </table:table-cell>
          <table:table-cell office:value-type="float" office:value="21.7646841078343" calcext:value-type="float">
            <text:p>21.76468410783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blet100D</text:p>
          </table:table-cell>
          <table:table-cell/>
          <table:table-cell office:value-type="float" office:value="772.622104048729" calcext:value-type="float">
            <text:p>772.622104048729</text:p>
          </table:table-cell>
          <table:table-cell office:value-type="float" office:value="37.7650648079182" calcext:value-type="float">
            <text:p>37.76506480791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blet200D</text:p>
          </table:table-cell>
          <table:table-cell/>
          <table:table-cell office:value-type="float" office:value="1400.23339384794" calcext:value-type="float">
            <text:p>1400.23339384794</text:p>
          </table:table-cell>
          <table:table-cell office:value-type="float" office:value="38.6389482754763" calcext:value-type="float">
            <text:p>38.63894827547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wo_Axes50D</text:p>
          </table:table-cell>
          <table:table-cell/>
          <table:table-cell office:value-type="float" office:value="568.86177533865" calcext:value-type="float">
            <text:p>568.86177533865</text:p>
          </table:table-cell>
          <table:table-cell office:value-type="float" office:value="78386.1728774112" calcext:value-type="float">
            <text:p>78386.17287741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wo_Axes100D</text:p>
          </table:table-cell>
          <table:table-cell/>
          <table:table-cell office:value-type="float" office:value="5791923.2367053" calcext:value-type="float">
            <text:p>5791923.2367053</text:p>
          </table:table-cell>
          <table:table-cell office:value-type="float" office:value="10588300.9258982" calcext:value-type="float">
            <text:p>10588300.92589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wo_Axes200D</text:p>
          </table:table-cell>
          <table:table-cell/>
          <table:table-cell office:value-type="float" office:value="140843514.579969" calcext:value-type="float">
            <text:p>140843514.579969</text:p>
          </table:table-cell>
          <table:table-cell office:value-type="float" office:value="60357114.2024936" calcext:value-type="float">
            <text:p>60357114.20249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wo_Axes2_50D</text:p>
          </table:table-cell>
          <table:table-cell/>
          <table:table-cell office:value-type="float" office:value="503.852903604507" calcext:value-type="float">
            <text:p>503.852903604507</text:p>
          </table:table-cell>
          <table:table-cell office:value-type="float" office:value="2919.71418132808" calcext:value-type="float">
            <text:p>2919.714181328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wo_Axes2_100D</text:p>
          </table:table-cell>
          <table:table-cell/>
          <table:table-cell office:value-type="float" office:value="4514390.78615779" calcext:value-type="float">
            <text:p>4514390.78615779</text:p>
          </table:table-cell>
          <table:table-cell office:value-type="float" office:value="8955308.02335498" calcext:value-type="float">
            <text:p>8955308.02335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wo_Axes2_200D</text:p>
          </table:table-cell>
          <table:table-cell/>
          <table:table-cell office:value-type="float" office:value="157049475.931194" calcext:value-type="float">
            <text:p>157049475.931194</text:p>
          </table:table-cell>
          <table:table-cell office:value-type="float" office:value="70898533.2497485" calcext:value-type="float">
            <text:p>70898533.24974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erstrass50D</text:p>
          </table:table-cell>
          <table:table-cell/>
          <table:table-cell office:value-type="float" office:value="283.669445335865" calcext:value-type="float">
            <text:p>283.669445335865</text:p>
          </table:table-cell>
          <table:table-cell office:value-type="float" office:value="2.38706919215776" calcext:value-type="float">
            <text:p>2.38706919215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erstrass100D</text:p>
          </table:table-cell>
          <table:table-cell/>
          <table:table-cell office:value-type="float" office:value="376.569164335728" calcext:value-type="float">
            <text:p>376.569164335728</text:p>
          </table:table-cell>
          <table:table-cell office:value-type="float" office:value="3.31155147386515" calcext:value-type="float">
            <text:p>3.311551473865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erstrass200D</text:p>
          </table:table-cell>
          <table:table-cell/>
          <table:table-cell office:value-type="float" office:value="567.478296160698" calcext:value-type="float">
            <text:p>567.478296160698</text:p>
          </table:table-cell>
          <table:table-cell office:value-type="float" office:value="4.27621783863498" calcext:value-type="float">
            <text:p>4.2762178386349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 style:data-style-name="N2" text:time-value="11:20:05.8270390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8T08:02:08.633463246</meta:creation-date>
    <dc:date>2022-05-09T12:06:59.634538639</dc:date>
    <meta:editing-duration>P1DT3H11M50S</meta:editing-duration>
    <meta:editing-cycles>20</meta:editing-cycles>
    <meta:generator>LibreOffice/6.4.7.2$Linux_X86_64 LibreOffice_project/40$Build-2</meta:generator>
    <meta:document-statistic meta:table-count="1" meta:cell-count="523" meta:object-count="0"/>
  </office:meta>
</office:document-meta>
</file>